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8:06:55.13082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0:04:31.419816440</dc:date>
    <meta:editing-duration>PT22H35M33S</meta:editing-duration>
    <meta:editing-cycles>75</meta:editing-cycles>
    <meta:generator>LibreOffice/6.0.7.3$Linux_X86_64 LibreOffice_project/00m0$Build-3</meta:generator>
    <dc:creator>J GS</dc:creator>
    <meta:document-statistic meta:table-count="1" meta:cell-count="18162" meta:object-count="0"/>
  </office:meta>
</office:document-meta>
</file>